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22cm"/>
    </style:style>
    <style:style style:name="co2" style:family="table-column">
      <style:table-column-properties fo:break-before="auto" style:column-width="6.41cm"/>
    </style:style>
    <style:style style:name="co3" style:family="table-column">
      <style:table-column-properties fo:break-before="auto" style:column-width="5.299cm"/>
    </style:style>
    <style:style style:name="co4" style:family="table-column">
      <style:table-column-properties fo:break-before="auto" style:column-width="6.436cm"/>
    </style:style>
    <style:style style:name="co5" style:family="table-column">
      <style:table-column-properties fo:break-before="auto" style:column-width="5.493cm"/>
    </style:style>
    <style:style style:name="co6" style:family="table-column">
      <style:table-column-properties fo:break-before="auto" style:column-width="4.161cm"/>
    </style:style>
    <style:style style:name="co7" style:family="table-column">
      <style:table-column-properties fo:break-before="auto" style:column-width="5.4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/>
          <table:table-cell table:number-columns-repeated="7"/>
        </table:table-row>
        <table:table-row table:style-name="ro2" table:number-rows-repeated="11">
          <table:table-cell table:style-name="ce2"/>
          <table:table-cell table:number-columns-repeated="7"/>
        </table:table-row>
        <table:table-row table:style-name="ro2" table:number-rows-repeated="3">
          <table:table-cell table:number-columns-repeated="8"/>
        </table:table-row>
        <table:table-row table:style-name="ro3">
          <table:table-cell table:style-name="ce1" office:value-type="string">
            <text:p>Annee</text:p>
          </table:table-cell>
          <table:table-cell table:style-name="ce1" office:value-type="string">
            <text:p>Parc nucleaire </text:p>
          </table:table-cell>
          <table:table-cell table:style-name="ce1" office:value-type="string">
            <text:p>Parc hydraulique </text:p>
          </table:table-cell>
          <table:table-cell table:style-name="ce1" office:value-type="string">
            <text:p>Parc thermique fossile </text:p>
          </table:table-cell>
          <table:table-cell table:style-name="ce1" office:value-type="string">
            <text:p>Parc bioenergie </text:p>
          </table:table-cell>
          <table:table-cell table:style-name="ce1" office:value-type="string">
            <text:p>Parc eolien </text:p>
          </table:table-cell>
          <table:table-cell table:style-name="ce1" office:value-type="string">
            <text:p>Parc solaire </text:p>
          </table:table-cell>
          <table:table-cell table:style-name="ce1" office:value-type="string">
            <text:p>Total</text:p>
          </table:table-cell>
        </table:table-row>
        <table:table-row table:style-name="ro2">
          <table:table-cell table:style-name="ce2" office:value-type="string">
            <text:p>2007</text:p>
          </table:table-cell>
          <table:table-cell office:value-type="float" office:value="63260">
            <text:p>63260</text:p>
          </table:table-cell>
          <table:table-cell office:value-type="float" office:value="25413">
            <text:p>25413</text:p>
          </table:table-cell>
          <table:table-cell office:value-type="float" office:value="24055">
            <text:p>24055</text:p>
          </table:table-cell>
          <table:table-cell office:value-type="float" office:value="953">
            <text:p>953</text:p>
          </table:table-cell>
          <table:table-cell office:value-type="float" office:value="2252">
            <text:p>2252</text:p>
          </table:table-cell>
          <table:table-cell office:value-type="float" office:value="7">
            <text:p>7</text:p>
          </table:table-cell>
          <table:table-cell table:formula="of:=(SUM([.B17:.G17]))" office:value-type="float" office:value="115940">
            <text:p>115940</text:p>
          </table:table-cell>
        </table:table-row>
        <table:table-row table:style-name="ro2">
          <table:table-cell table:style-name="ce2" office:value-type="string">
            <text:p>2008</text:p>
          </table:table-cell>
          <table:table-cell office:value-type="float" office:value="63260">
            <text:p>63260</text:p>
          </table:table-cell>
          <table:table-cell office:value-type="float" office:value="25360">
            <text:p>25360</text:p>
          </table:table-cell>
          <table:table-cell office:value-type="float" office:value="24665">
            <text:p>24665</text:p>
          </table:table-cell>
          <table:table-cell office:value-type="float" office:value="986.3">
            <text:p>986,3</text:p>
          </table:table-cell>
          <table:table-cell office:value-type="float" office:value="3327">
            <text:p>3327</text:p>
          </table:table-cell>
          <table:table-cell office:value-type="float" office:value="30">
            <text:p>30</text:p>
          </table:table-cell>
          <table:table-cell table:formula="of:=(SUM([.B18:.G18]))" office:value-type="float" office:value="117628.3">
            <text:p>117628,3</text:p>
          </table:table-cell>
        </table:table-row>
        <table:table-row table:style-name="ro2">
          <table:table-cell table:style-name="ce2" office:value-type="string">
            <text:p>2009</text:p>
          </table:table-cell>
          <table:table-cell office:value-type="float" office:value="63130">
            <text:p>63130</text:p>
          </table:table-cell>
          <table:table-cell office:value-type="float" office:value="25356.9">
            <text:p>25356,9</text:p>
          </table:table-cell>
          <table:table-cell office:value-type="float" office:value="26154.6">
            <text:p>26154,6</text:p>
          </table:table-cell>
          <table:table-cell office:value-type="float" office:value="1029">
            <text:p>1029</text:p>
          </table:table-cell>
          <table:table-cell office:value-type="float" office:value="4573">
            <text:p>4573</text:p>
          </table:table-cell>
          <table:table-cell office:value-type="float" office:value="190">
            <text:p>190</text:p>
          </table:table-cell>
          <table:table-cell table:formula="of:=(SUM([.B19:.G19]))" office:value-type="float" office:value="120433.5">
            <text:p>120433,5</text:p>
          </table:table-cell>
        </table:table-row>
        <table:table-row table:style-name="ro2">
          <table:table-cell table:style-name="ce2" office:value-type="string">
            <text:p>2010</text:p>
          </table:table-cell>
          <table:table-cell office:value-type="float" office:value="63130">
            <text:p>63130</text:p>
          </table:table-cell>
          <table:table-cell office:value-type="float" office:value="25392">
            <text:p>25392</text:p>
          </table:table-cell>
          <table:table-cell office:value-type="float" office:value="27399">
            <text:p>27399</text:p>
          </table:table-cell>
          <table:table-cell office:value-type="float" office:value="1223.9">
            <text:p>1223,9</text:p>
          </table:table-cell>
          <table:table-cell office:value-type="float" office:value="5762">
            <text:p>5762</text:p>
          </table:table-cell>
          <table:table-cell office:value-type="float" office:value="878">
            <text:p>878</text:p>
          </table:table-cell>
          <table:table-cell table:formula="of:=(SUM([.B20:.G20]))" office:value-type="float" office:value="123784.9">
            <text:p>123784,9</text:p>
          </table:table-cell>
        </table:table-row>
        <table:table-row table:style-name="ro2">
          <table:table-cell table:style-name="ce2" office:value-type="string">
            <text:p>2011</text:p>
          </table:table-cell>
          <table:table-cell office:value-type="float" office:value="63130">
            <text:p>63130</text:p>
          </table:table-cell>
          <table:table-cell office:value-type="float" office:value="25393.9">
            <text:p>25393,9</text:p>
          </table:table-cell>
          <table:table-cell office:value-type="float" office:value="27813">
            <text:p>27813</text:p>
          </table:table-cell>
          <table:table-cell office:value-type="float" office:value="1237">
            <text:p>1237</text:p>
          </table:table-cell>
          <table:table-cell office:value-type="float" office:value="6714">
            <text:p>6714</text:p>
          </table:table-cell>
          <table:table-cell office:value-type="float" office:value="2584">
            <text:p>2584</text:p>
          </table:table-cell>
          <table:table-cell table:formula="of:=(SUM([.B21:.G21]))" office:value-type="float" office:value="126871.9">
            <text:p>126871,9</text:p>
          </table:table-cell>
        </table:table-row>
        <table:table-row table:style-name="ro2">
          <table:table-cell table:style-name="ce2" office:value-type="string">
            <text:p>2012</text:p>
          </table:table-cell>
          <table:table-cell office:value-type="float" office:value="63130">
            <text:p>63130</text:p>
          </table:table-cell>
          <table:table-cell office:value-type="float" office:value="25407">
            <text:p>25407</text:p>
          </table:table-cell>
          <table:table-cell office:value-type="float" office:value="27826.5">
            <text:p>27826,5</text:p>
          </table:table-cell>
          <table:table-cell office:value-type="float" office:value="1345.9">
            <text:p>1345,9</text:p>
          </table:table-cell>
          <table:table-cell office:value-type="float" office:value="7536">
            <text:p>7536</text:p>
          </table:table-cell>
          <table:table-cell office:value-type="float" office:value="3727">
            <text:p>3727</text:p>
          </table:table-cell>
          <table:table-cell table:formula="of:=(SUM([.B22:.G22]))" office:value-type="float" office:value="128972.4">
            <text:p>128972,4</text:p>
          </table:table-cell>
        </table:table-row>
        <table:table-row table:style-name="ro2">
          <table:table-cell table:style-name="ce2" office:value-type="string">
            <text:p>2013</text:p>
          </table:table-cell>
          <table:table-cell office:value-type="float" office:value="63130">
            <text:p>63130</text:p>
          </table:table-cell>
          <table:table-cell office:value-type="float" office:value="25434">
            <text:p>25434</text:p>
          </table:table-cell>
          <table:table-cell office:value-type="float" office:value="25706.7">
            <text:p>25706,7</text:p>
          </table:table-cell>
          <table:table-cell office:value-type="float" office:value="1496.1">
            <text:p>1496,1</text:p>
          </table:table-cell>
          <table:table-cell office:value-type="float" office:value="8157">
            <text:p>8157</text:p>
          </table:table-cell>
          <table:table-cell office:value-type="float" office:value="4366">
            <text:p>4366</text:p>
          </table:table-cell>
          <table:table-cell table:formula="of:=(SUM([.B23:.G23]))" office:value-type="float" office:value="128289.8">
            <text:p>128289,8</text:p>
          </table:table-cell>
        </table:table-row>
        <table:table-row table:style-name="ro2">
          <table:table-cell table:style-name="ce2" office:value-type="string">
            <text:p>2014</text:p>
          </table:table-cell>
          <table:table-cell office:value-type="float" office:value="63130">
            <text:p>63130</text:p>
          </table:table-cell>
          <table:table-cell office:value-type="float" office:value="25415.3">
            <text:p>25415,3</text:p>
          </table:table-cell>
          <table:table-cell office:value-type="float" office:value="23750.9">
            <text:p>23750,9</text:p>
          </table:table-cell>
          <table:table-cell office:value-type="float" office:value="1598.1">
            <text:p>1598,1</text:p>
          </table:table-cell>
          <table:table-cell office:value-type="float" office:value="9271.4">
            <text:p>9271,4</text:p>
          </table:table-cell>
          <table:table-cell office:value-type="float" office:value="5295.9">
            <text:p>5295,9</text:p>
          </table:table-cell>
          <table:table-cell table:formula="of:=(SUM([.B24:.G24]))" office:value-type="float" office:value="128461.6">
            <text:p>128461,6</text:p>
          </table:table-cell>
        </table:table-row>
        <table:table-row table:style-name="ro2">
          <table:table-cell table:style-name="ce2" office:value-type="string">
            <text:p>2015</text:p>
          </table:table-cell>
          <table:table-cell office:value-type="float" office:value="63130">
            <text:p>63130</text:p>
          </table:table-cell>
          <table:table-cell office:value-type="float" office:value="25430.2">
            <text:p>25430,2</text:p>
          </table:table-cell>
          <table:table-cell office:value-type="float" office:value="22334.9">
            <text:p>22334,9</text:p>
          </table:table-cell>
          <table:table-cell office:value-type="float" office:value="1702.9">
            <text:p>1702,9</text:p>
          </table:table-cell>
          <table:table-cell office:value-type="float" office:value="10324.5">
            <text:p>10324,5</text:p>
          </table:table-cell>
          <table:table-cell office:value-type="float" office:value="6196.2">
            <text:p>6196,2</text:p>
          </table:table-cell>
          <table:table-cell table:formula="of:=(SUM([.B25:.G25]))" office:value-type="float" office:value="129118.7">
            <text:p>129118,7</text:p>
          </table:table-cell>
        </table:table-row>
        <table:table-row table:style-name="ro2">
          <table:table-cell table:style-name="ce2" office:value-type="string">
            <text:p>2016</text:p>
          </table:table-cell>
          <table:table-cell office:value-type="float" office:value="63130">
            <text:p>63130</text:p>
          </table:table-cell>
          <table:table-cell office:value-type="float" office:value="25469.8">
            <text:p>25469,8</text:p>
          </table:table-cell>
          <table:table-cell office:value-type="float" office:value="21803.2">
            <text:p>21803,2</text:p>
          </table:table-cell>
          <table:table-cell office:value-type="float" office:value="1918.2">
            <text:p>1918,2</text:p>
          </table:table-cell>
          <table:table-cell office:value-type="float" office:value="11761.4">
            <text:p>11761,4</text:p>
          </table:table-cell>
          <table:table-cell office:value-type="float" office:value="6772.5">
            <text:p>6772,5</text:p>
          </table:table-cell>
          <table:table-cell table:formula="of:=(SUM([.B26:.G26]))" office:value-type="float" office:value="130855.1">
            <text:p>130855,1</text:p>
          </table:table-cell>
        </table:table-row>
        <table:table-row table:style-name="ro2">
          <table:table-cell table:style-name="ce2" office:value-type="string">
            <text:p>2017</text:p>
          </table:table-cell>
          <table:table-cell office:value-type="float" office:value="63130">
            <text:p>63130</text:p>
          </table:table-cell>
          <table:table-cell office:value-type="float" office:value="25517.4">
            <text:p>25517,4</text:p>
          </table:table-cell>
          <table:table-cell office:value-type="float" office:value="18946.7">
            <text:p>18946,7</text:p>
          </table:table-cell>
          <table:table-cell office:value-type="float" office:value="1949">
            <text:p>1949</text:p>
          </table:table-cell>
          <table:table-cell office:value-type="float" office:value="13558.9">
            <text:p>13558,9</text:p>
          </table:table-cell>
          <table:table-cell office:value-type="float" office:value="7659.5">
            <text:p>7659,5</text:p>
          </table:table-cell>
          <table:table-cell table:formula="of:=(SUM([.B27:.G27]))" office:value-type="float" office:value="130761.5">
            <text:p>130761,5</text:p>
          </table:table-cell>
        </table:table-row>
        <table:table-row table:style-name="ro2">
          <table:table-cell>
            <draw:frame table:end-cell-address="Feuille1.G59" table:end-x="2.04cm" table:end-y="0.343cm" draw:z-index="0" draw:style-name="gr1" draw:text-style-name="P1" svg:width="33.133cm" svg:height="14.25cm" svg:x="0.111cm" svg:y="0.094cm">
              <draw:object draw:notify-on-update-of-ranges="Feuille1.A16:Feuille1.A16 Feuille1.A17:Feuille1.A27 Feuille1.B16:Feuille1.B16 Feuille1.B17:Feuille1.B27 Feuille1.C16:Feuille1.C16 Feuille1.C17:Feuille1.C27 Feuille1.D16:Feuille1.D16 Feuille1.D17:Feuille1.D27 Feuille1.E16:Feuille1.E16 Feuille1.E17:Feuille1.E27 Feuille1.F16:Feuille1.F16 Feuille1.F17:Feuille1.F27 Feuille1.G16:Feuille1.G16 Feuille1.G17:Feuille1.G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2" table:number-rows-repeated="36">
          <table:table-cell table:number-columns-repeated="8"/>
        </table:table-row>
        <table:table-row table:style-name="ro3">
          <table:table-cell table:style-name="ce1" office:value-type="string">
            <text:p>Annee</text:p>
          </table:table-cell>
          <table:table-cell table:style-name="ce1" office:value-type="string">
            <text:p>Parc nucleaire </text:p>
          </table:table-cell>
          <table:table-cell table:style-name="ce1" office:value-type="string">
            <text:p>Parc hydraulique </text:p>
          </table:table-cell>
          <table:table-cell table:style-name="ce1" office:value-type="string">
            <text:p>Parc thermique fossile </text:p>
          </table:table-cell>
          <table:table-cell table:style-name="ce1" office:value-type="string">
            <text:p>Parc bioenergie </text:p>
          </table:table-cell>
          <table:table-cell table:style-name="ce1" office:value-type="string">
            <text:p>Parc eolien </text:p>
          </table:table-cell>
          <table:table-cell table:style-name="ce1" office:value-type="string">
            <text:p>Parc solaire </text:p>
          </table:table-cell>
          <table:table-cell table:style-name="ce1" office:value-type="string">
            <text:p>Total</text:p>
          </table:table-cell>
        </table:table-row>
        <table:table-row table:style-name="ro2">
          <table:table-cell table:style-name="ce2" office:value-type="string">
            <text:p>2017</text:p>
          </table:table-cell>
          <table:table-cell table:style-name="ce3" table:formula="of:=(([.B27]*100)/[.$H$27])" office:value-type="float" office:value="48.2787364782447">
            <text:p>48,28</text:p>
          </table:table-cell>
          <table:table-cell table:style-name="ce3" table:formula="of:=(([.C27]*100)/[.$H$27])" office:value-type="float" office:value="19.5144595312841">
            <text:p>19,51</text:p>
          </table:table-cell>
          <table:table-cell table:style-name="ce3" table:formula="of:=(([.D27]*100)/[.$H$27])" office:value-type="float" office:value="14.4895095268867">
            <text:p>14,49</text:p>
          </table:table-cell>
          <table:table-cell table:style-name="ce3" table:formula="of:=(([.E27]*100)/[.$H$27])" office:value-type="float" office:value="1.4904998795517">
            <text:p>1,49</text:p>
          </table:table-cell>
          <table:table-cell table:style-name="ce3" table:formula="of:=(([.F27]*100)/[.$H$27])" office:value-type="float" office:value="10.3691835899711">
            <text:p>10,37</text:p>
          </table:table-cell>
          <table:table-cell table:style-name="ce3" table:formula="of:=(([.G27]*100)/[.$H$27])" office:value-type="float" office:value="5.85761099406171">
            <text:p>5,86</text:p>
          </table:table-cell>
          <table:table-cell table:formula="of:=(SUM([.B66:.G66]))" office:value-type="float" office:value="100">
            <text:p>1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>
            <draw:frame table:end-cell-address="Feuille1.G101" table:end-x="3.348cm" table:end-y="0.021cm" draw:z-index="1" draw:style-name="gr1" draw:text-style-name="P1" svg:width="32.354cm" svg:height="14.676cm" svg:x="2.198cm" svg:y="0.248cm">
              <draw:object draw:notify-on-update-of-ranges="Feuille1.A65:Feuille1.A65 Feuille1.B65:Feuille1.G65 Feuille1.A66:Feuille1.A66 Feuille1.B66:Feuille1.G6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</table:table>
      <table:table table:name="Feuille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database-ranges>
        <table:database-range table:target-range-address="Feuille1.A17:Feuille1.G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/>
      <number:text>-</number:text>
      <number:month/>
      <number:text>-</number:text>
      <number:year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5/03/2018</text:date>, <text:time>20:5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7:05:45.24</meta:creation-date>
    <dc:date>2018-03-05T20:50:11.42</dc:date>
    <meta:editing-duration>PT3H32M32S</meta:editing-duration>
    <meta:editing-cycles>7</meta:editing-cycles>
    <meta:generator>OpenOffice/4.1.3$Win32 OpenOffice.org_project/413m1$Build-9783</meta:generator>
    <meta:document-statistic meta:table-count="3" meta:cell-count="1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08">
      <number:day/>
      <number:text>-</number:text>
      <number:month/>
      <number:text>-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34cm" svg:height="14.251cm" xlink:href=".." xlink:type="simple" chart:class="chart:bar" chart:style-name="ch1">
        <chart:legend chart:legend-position="end" svg:x="28.86cm" svg:y="5.503cm" style:legend-expansion="high" chart:style-name="ch2"/>
        <chart:plot-area chart:style-name="ch3" table:cell-range-address="Feuille1.A16:Feuille1.G27" chart:data-source-has-labels="both" svg:x="1.112cm" svg:y="1.275cm" svg:width="26.424cm" svg:height="12.271cm">
          <chartooo:coordinate-region svg:x="2.474cm" svg:y="1.487cm" svg:width="25.062cm" svg:height="11.386cm"/>
          <chart:axis chart:dimension="x" chart:name="primary-x" chart:style-name="ch4" chartooo:axis-type="auto">
            <chartooo:date-scale/>
            <chart:categories table:cell-range-address="Feuille1.A17:Feuille1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17:Feuille1.B27" chart:label-cell-address="Feuille1.B16:Feuille1.B16" chart:class="chart:bar">
            <chart:data-point chart:repeated="11"/>
          </chart:series>
          <chart:series chart:style-name="ch8" chart:values-cell-range-address="Feuille1.C17:Feuille1.C27" chart:label-cell-address="Feuille1.C16:Feuille1.C16" chart:class="chart:bar">
            <chart:data-point chart:repeated="11"/>
          </chart:series>
          <chart:series chart:style-name="ch9" chart:values-cell-range-address="Feuille1.D17:Feuille1.D27" chart:label-cell-address="Feuille1.D16:Feuille1.D16" chart:class="chart:bar">
            <chart:data-point chart:repeated="11"/>
          </chart:series>
          <chart:series chart:style-name="ch10" chart:values-cell-range-address="Feuille1.E17:Feuille1.E27" chart:label-cell-address="Feuille1.E16:Feuille1.E16" chart:class="chart:bar">
            <chart:data-point chart:repeated="11"/>
          </chart:series>
          <chart:series chart:style-name="ch11" chart:values-cell-range-address="Feuille1.F17:Feuille1.F27" chart:label-cell-address="Feuille1.F16:Feuille1.F16" chart:class="chart:bar">
            <chart:data-point chart:repeated="11"/>
          </chart:series>
          <chart:series chart:style-name="ch12" chart:values-cell-range-address="Feuille1.G17:Feuille1.G27" chart:label-cell-address="Feuille1.G16:Feuille1.G16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c nucleaire </text:p>
                <draw:g>
                  <svg:desc>Feuille1.B16:Feuille1.B16</svg:desc>
                </draw:g>
              </table:table-cell>
              <table:table-cell office:value-type="string">
                <text:p>Parc hydraulique </text:p>
                <draw:g>
                  <svg:desc>Feuille1.C16:Feuille1.C16</svg:desc>
                </draw:g>
              </table:table-cell>
              <table:table-cell office:value-type="string">
                <text:p>Parc thermique fossile </text:p>
                <draw:g>
                  <svg:desc>Feuille1.D16:Feuille1.D16</svg:desc>
                </draw:g>
              </table:table-cell>
              <table:table-cell office:value-type="string">
                <text:p>Parc bioenergie </text:p>
                <draw:g>
                  <svg:desc>Feuille1.E16:Feuille1.E16</svg:desc>
                </draw:g>
              </table:table-cell>
              <table:table-cell office:value-type="string">
                <text:p>Parc eolien </text:p>
                <draw:g>
                  <svg:desc>Feuille1.F16:Feuille1.F16</svg:desc>
                </draw:g>
              </table:table-cell>
              <table:table-cell office:value-type="string">
                <text:p>Parc solaire </text:p>
                <draw:g>
                  <svg:desc>Feuille1.G16:Feuille1.G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7</text:p>
                <draw:g>
                  <svg:desc>Feuille1.A17:Feuille1.A27</svg:desc>
                </draw:g>
              </table:table-cell>
              <table:table-cell office:value-type="float" office:value="63260">
                <text:p>63260</text:p>
                <draw:g>
                  <svg:desc>Feuille1.B17:Feuille1.B27</svg:desc>
                </draw:g>
              </table:table-cell>
              <table:table-cell office:value-type="float" office:value="25413">
                <text:p>25413</text:p>
                <draw:g>
                  <svg:desc>Feuille1.C17:Feuille1.C27</svg:desc>
                </draw:g>
              </table:table-cell>
              <table:table-cell office:value-type="float" office:value="24055">
                <text:p>24055</text:p>
                <draw:g>
                  <svg:desc>Feuille1.D17:Feuille1.D27</svg:desc>
                </draw:g>
              </table:table-cell>
              <table:table-cell office:value-type="float" office:value="953">
                <text:p>953</text:p>
                <draw:g>
                  <svg:desc>Feuille1.E17:Feuille1.E27</svg:desc>
                </draw:g>
              </table:table-cell>
              <table:table-cell office:value-type="float" office:value="2252">
                <text:p>2252</text:p>
                <draw:g>
                  <svg:desc>Feuille1.F17:Feuille1.F27</svg:desc>
                </draw:g>
              </table:table-cell>
              <table:table-cell office:value-type="float" office:value="7">
                <text:p>7</text:p>
                <draw:g>
                  <svg:desc>Feuille1.G17:Feuille1.G27</svg:desc>
                </draw:g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63260">
                <text:p>63260</text:p>
              </table:table-cell>
              <table:table-cell office:value-type="float" office:value="25360">
                <text:p>25360</text:p>
              </table:table-cell>
              <table:table-cell office:value-type="float" office:value="24665">
                <text:p>24665</text:p>
              </table:table-cell>
              <table:table-cell office:value-type="float" office:value="986.3">
                <text:p>986.3</text:p>
              </table:table-cell>
              <table:table-cell office:value-type="float" office:value="3327">
                <text:p>33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63130">
                <text:p>63130</text:p>
              </table:table-cell>
              <table:table-cell office:value-type="float" office:value="25356.9">
                <text:p>25356.9</text:p>
              </table:table-cell>
              <table:table-cell office:value-type="float" office:value="26154.6">
                <text:p>26154.6</text:p>
              </table:table-cell>
              <table:table-cell office:value-type="float" office:value="1029">
                <text:p>1029</text:p>
              </table:table-cell>
              <table:table-cell office:value-type="float" office:value="4573">
                <text:p>457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63130">
                <text:p>63130</text:p>
              </table:table-cell>
              <table:table-cell office:value-type="float" office:value="25392">
                <text:p>25392</text:p>
              </table:table-cell>
              <table:table-cell office:value-type="float" office:value="27399">
                <text:p>27399</text:p>
              </table:table-cell>
              <table:table-cell office:value-type="float" office:value="1223.9">
                <text:p>1223.9</text:p>
              </table:table-cell>
              <table:table-cell office:value-type="float" office:value="5762">
                <text:p>5762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63130">
                <text:p>63130</text:p>
              </table:table-cell>
              <table:table-cell office:value-type="float" office:value="25393.9">
                <text:p>25393.9</text:p>
              </table:table-cell>
              <table:table-cell office:value-type="float" office:value="27813">
                <text:p>27813</text:p>
              </table:table-cell>
              <table:table-cell office:value-type="float" office:value="1237">
                <text:p>1237</text:p>
              </table:table-cell>
              <table:table-cell office:value-type="float" office:value="6714">
                <text:p>6714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63130">
                <text:p>63130</text:p>
              </table:table-cell>
              <table:table-cell office:value-type="float" office:value="25407">
                <text:p>25407</text:p>
              </table:table-cell>
              <table:table-cell office:value-type="float" office:value="27826.5">
                <text:p>27826.5</text:p>
              </table:table-cell>
              <table:table-cell office:value-type="float" office:value="1345.9">
                <text:p>1345.9</text:p>
              </table:table-cell>
              <table:table-cell office:value-type="float" office:value="7536">
                <text:p>7536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63130">
                <text:p>63130</text:p>
              </table:table-cell>
              <table:table-cell office:value-type="float" office:value="25434">
                <text:p>25434</text:p>
              </table:table-cell>
              <table:table-cell office:value-type="float" office:value="25706.7">
                <text:p>25706.7</text:p>
              </table:table-cell>
              <table:table-cell office:value-type="float" office:value="1496.1">
                <text:p>1496.1</text:p>
              </table:table-cell>
              <table:table-cell office:value-type="float" office:value="8157">
                <text:p>8157</text:p>
              </table:table-cell>
              <table:table-cell office:value-type="float" office:value="4366">
                <text:p>436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63130">
                <text:p>63130</text:p>
              </table:table-cell>
              <table:table-cell office:value-type="float" office:value="25415.3">
                <text:p>25415.3</text:p>
              </table:table-cell>
              <table:table-cell office:value-type="float" office:value="23750.9">
                <text:p>23750.9</text:p>
              </table:table-cell>
              <table:table-cell office:value-type="float" office:value="1598.1">
                <text:p>1598.1</text:p>
              </table:table-cell>
              <table:table-cell office:value-type="float" office:value="9271.4">
                <text:p>9271.4</text:p>
              </table:table-cell>
              <table:table-cell office:value-type="float" office:value="5295.9">
                <text:p>5295.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63130">
                <text:p>63130</text:p>
              </table:table-cell>
              <table:table-cell office:value-type="float" office:value="25430.2">
                <text:p>25430.2</text:p>
              </table:table-cell>
              <table:table-cell office:value-type="float" office:value="22334.9">
                <text:p>22334.9</text:p>
              </table:table-cell>
              <table:table-cell office:value-type="float" office:value="1702.9">
                <text:p>1702.9</text:p>
              </table:table-cell>
              <table:table-cell office:value-type="float" office:value="10324.5">
                <text:p>10324.5</text:p>
              </table:table-cell>
              <table:table-cell office:value-type="float" office:value="6196.2">
                <text:p>6196.2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63130">
                <text:p>63130</text:p>
              </table:table-cell>
              <table:table-cell office:value-type="float" office:value="25469.8">
                <text:p>25469.8</text:p>
              </table:table-cell>
              <table:table-cell office:value-type="float" office:value="21803.2">
                <text:p>21803.2</text:p>
              </table:table-cell>
              <table:table-cell office:value-type="float" office:value="1918.2">
                <text:p>1918.2</text:p>
              </table:table-cell>
              <table:table-cell office:value-type="float" office:value="11761.4">
                <text:p>11761.4</text:p>
              </table:table-cell>
              <table:table-cell office:value-type="float" office:value="6772.5">
                <text:p>6772.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63130">
                <text:p>63130</text:p>
              </table:table-cell>
              <table:table-cell office:value-type="float" office:value="25517.4">
                <text:p>25517.4</text:p>
              </table:table-cell>
              <table:table-cell office:value-type="float" office:value="18946.7">
                <text:p>18946.7</text:p>
              </table:table-cell>
              <table:table-cell office:value-type="float" office:value="1949">
                <text:p>1949</text:p>
              </table:table-cell>
              <table:table-cell office:value-type="float" office:value="13558.9">
                <text:p>13558.9</text:p>
              </table:table-cell>
              <table:table-cell office:value-type="float" office:value="7659.5">
                <text:p>765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355cm" svg:height="14.677cm" xlink:href=".." xlink:type="simple" chart:class="chart:ring" chart:style-name="ch1">
        <chart:legend chart:legend-position="end" svg:x="28.081cm" svg:y="5.716cm" style:legend-expansion="high" chart:style-name="ch2"/>
        <chart:plot-area chart:style-name="ch3" table:cell-range-address="Feuille1.A65:Feuille1.G66" chart:data-source-has-labels="both" svg:x="4.932cm" svg:y="0.582cm" svg:width="13.28cm" svg:height="13.281cm">
          <chartooo:coordinate-region svg:x="3.339cm" svg:y="0.583cm" svg:width="16.467cm" svg:height="13.28cm"/>
          <chart:axis chart:dimension="x" chart:name="primary-x" chart:style-name="ch4" chartooo:axis-type="auto">
            <chartooo:date-scale/>
            <chart:categories table:cell-range-address="Feuille1.B65:Feuille1.G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66:Feuille1.G66" chart:label-cell-address="Feuille1.A66:Feuille1.A6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c nucleaire </text:p>
                <draw:g>
                  <svg:desc>Feuille1.B65:Feuille1.G65</svg:desc>
                </draw:g>
              </table:table-cell>
              <table:table-cell office:value-type="string">
                <text:p>Parc hydraulique </text:p>
              </table:table-cell>
              <table:table-cell office:value-type="string">
                <text:p>Parc thermique fossile </text:p>
              </table:table-cell>
              <table:table-cell office:value-type="string">
                <text:p>Parc bioenergie </text:p>
              </table:table-cell>
              <table:table-cell office:value-type="string">
                <text:p>Parc eolien </text:p>
              </table:table-cell>
              <table:table-cell office:value-type="string">
                <text:p>Parc solaire </text:p>
              </table:table-cell>
            </table:table-row>
          </table:table-header-rows>
          <table:table-rows>
            <table:table-row>
              <table:table-cell office:value-type="string">
                <text:p>2017</text:p>
                <draw:g>
                  <svg:desc>Feuille1.A66:Feuille1.A66</svg:desc>
                </draw:g>
              </table:table-cell>
              <table:table-cell office:value-type="float" office:value="48.2787364782447">
                <text:p>48.2787364782447</text:p>
                <draw:g>
                  <svg:desc>Feuille1.B66:Feuille1.G66</svg:desc>
                </draw:g>
              </table:table-cell>
              <table:table-cell office:value-type="float" office:value="19.5144595312841">
                <text:p>19.5144595312841</text:p>
              </table:table-cell>
              <table:table-cell office:value-type="float" office:value="14.4895095268867">
                <text:p>14.4895095268867</text:p>
              </table:table-cell>
              <table:table-cell office:value-type="float" office:value="1.4904998795517">
                <text:p>1.4904998795517</text:p>
              </table:table-cell>
              <table:table-cell office:value-type="float" office:value="10.3691835899711">
                <text:p>10.3691835899711</text:p>
              </table:table-cell>
              <table:table-cell office:value-type="float" office:value="5.85761099406171">
                <text:p>5.857610994061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